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5in" fo:margin-left="-0.075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none"/>
    </style:style>
    <style:style style:name="Table2" style:family="table">
      <style:table-properties style:width="6.5in" fo:margin-left="-0.075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none"/>
    </style:style>
    <style:style style:name="Table3" style:family="table">
      <style:table-properties style:width="6.5in" fo:margin-left="-0.075in" fo:margin-top="0in" fo:margin-bottom="0in" table:align="left"/>
    </style:style>
    <style:style style:name="Table3.A" style:family="table-column">
      <style:table-column-properties style:column-width="3.25in"/>
    </style:style>
    <style:style style:name="Table3.B" style:family="table-column">
      <style:table-column-properties style:column-width="3.2493in"/>
    </style:style>
    <style:style style:name="Table3.1" style:family="table-row">
      <style:table-row-properties fo:keep-together="auto"/>
    </style:style>
    <style:style style:name="Table3.A1" style:family="table-cell">
      <style:table-cell-properties style:vertical-align="" fo:padding="0.0694in" fo:border="none"/>
    </style:style>
    <style:style style:name="Table4" style:family="table">
      <style:table-properties style:width="6.5in" fo:margin-left="-0.075in" fo:margin-top="0in" fo:margin-bottom="0in"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style:vertical-align="" fo:padding="0.0694in" fo:border="none"/>
    </style:style>
    <style:style style:name="Table5" style:family="table">
      <style:table-properties style:width="6.5in" fo:margin-left="-0.075in" fo:margin-top="0in" fo:margin-bottom="0in" table:align="left"/>
    </style:style>
    <style:style style:name="Table5.A" style:family="table-column">
      <style:table-column-properties style:column-width="3.25in"/>
    </style:style>
    <style:style style:name="Table5.B" style:family="table-column">
      <style:table-column-properties style:column-width="3.2493in"/>
    </style:style>
    <style:style style:name="Table5.1" style:family="table-row">
      <style:table-row-properties fo:keep-together="auto"/>
    </style:style>
    <style:style style:name="Table5.A1" style:family="table-cell">
      <style:table-cell-properties style:vertical-align="" fo:padding="0.0694in" fo:border="none"/>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text-align="start" style:justify-single-word="false"/>
    </style:style>
    <style:style style:name="P4" style:family="paragraph" style:parent-style-name="Standard">
      <style:paragraph-properties fo:margin-top="0in" fo:margin-bottom="0in" loext:contextual-spacing="false" fo:text-align="start" style:justify-single-word="false"/>
      <style:text-properties fo:font-size="12pt" fo:font-weight="bold" style:font-size-asian="12pt" style:font-weight-asian="bold" style:font-size-complex="12pt"/>
    </style:style>
    <style:style style:name="P5" style:family="paragraph" style:parent-style-name="Standard">
      <style:paragraph-properties fo:margin-top="0in" fo:margin-bottom="0in" loext:contextual-spacing="false" fo:line-height="100%" fo:orphans="0" fo:widows="0"/>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style:font-size-asian="12pt" style:font-size-complex="12pt"/>
    </style:style>
    <style:style style:name="P8" style:family="paragraph" style:parent-style-name="Title" style:master-page-name="Standard">
      <style:paragraph-properties fo:margin-top="0in" fo:margin-bottom="0.0417in" loext:contextual-spacing="false" fo:text-align="center" style:justify-single-word="false" style:page-number="1"/>
    </style:style>
    <style:style style:name="P9" style:family="paragraph">
      <loext:graphic-properties draw:fill="solid" draw:fill-color="#a0a0a0"/>
      <style:paragraph-properties fo:text-align="center"/>
    </style:style>
    <style:style style:name="T1" style:family="text">
      <style:text-properties fo:font-weight="bold" style:font-weight-asian="bold"/>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style>
    <style:style style:name="T4" style:family="text">
      <style:text-properties fo:color="#1155cc" fo:font-size="14pt" style:text-underline-style="solid" style:text-underline-width="auto" style:text-underline-color="font-color" style:font-size-asian="14pt" style:font-size-complex="14pt"/>
    </style:style>
    <style:style style:name="T5" style:family="text">
      <style:text-properties fo:color="#1155cc" fo:font-size="12pt" style:text-underline-style="solid" style:text-underline-width="auto" style:text-underline-color="font-color" style:font-size-asian="12pt" style:font-size-complex="12pt"/>
    </style:style>
    <style:style style:name="T6" style:family="text">
      <style:text-properties fo:font-size="12pt" style:font-size-asian="12pt" style:font-size-complex="12pt"/>
    </style:style>
    <style:style style:name="T7" style:family="text">
      <style:text-properties fo:font-size="12pt" fo:font-weight="bold" style:font-size-asian="12pt" style:font-weight-asian="bold" style:font-size-complex="12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_69tycj89ax3a"/><text:span text:style-name="T1">Keano Porcaro</text:span></text:p>
      <text:p text:style-name="P2"><text:span text:style-name="T2">0490 386 934</text:span></text:p>
      <text:p text:style-name="P2"><text:a xlink:type="simple" xlink:href="mailto:keano.porcaro@gmail.com" text:style-name="Internet_20_link" text:visited-style-name="Visited_20_Internet_20_Link"><text:span text:style-name="T4">keano.porcaro@gmail.com</text:span></text:a></text:p>
      <text:p text:style-name="P2"><text:a xlink:type="simple" xlink:href="https://keano.me" text:style-name="Internet_20_link" text:visited-style-name="Visited_20_Internet_20_Link"><text:span text:style-name="T4">https://keano.me</text:span></text:a></text:p>
      <text:p text:style-name="P3"><draw:rect text:anchor-type="as-char" svg:y="0in" draw:z-index="0" draw:style-name="gr1" draw:text-style-name="P9" svg:width="0.0012in" svg:height="0.0213in"><text:p/></draw:rect></text:p>
      <text:p text:style-name="P3"><text:span text:style-name="T6">Seeking position in: </text:span><text:span text:style-name="T7">Software Development</text:span></text:p>
      <text:p text:style-name="P4"/>
      <text:p text:style-name="P3"><text:span text:style-name="T6">I have finished studying at University of South Australia for the Bachelor of Information Technology (Software Development). With completed projects spanning a wide range of problem domains, I'm able to apply my skill-set to various challenging issues. I've taken on the role of team leader, team member, solo programmer and am able to function effectively in all situations/ work environments. </text:span></text:p>
      <text:p text:style-name="P3"><draw:rect text:anchor-type="as-char" svg:y="0in" draw:z-index="1" draw:style-name="gr1" draw:text-style-name="P9" svg:width="0.0012in" svg:height="0.0213in"><text:p/></draw:rect></text:p>
      <text:p text:style-name="P3"><text:span text:style-name="T3">Technical Skills:</text:span></text:p>
      <table:table table:name="Table1" table:style-name="Table1">
        <table:table-column table:style-name="Table1.A"/>
        <table:table-column table:style-name="Table1.B"/>
        <text:soft-page-break/>
        <table:table-row table:style-name="Table1.1">
          <table:table-cell table:style-name="Table1.A1" office:value-type="string">
            <text:p text:style-name="P6"><text:span text:style-name="T7">Languages:</text:span></text:p>
          </table:table-cell>
          <table:table-cell table:style-name="Table1.A1" office:value-type="string">
            <text:p text:style-name="P6"><text:span text:style-name="T6">Java, C++, C#, Python, Node.js, JavaScript, SQL, HTML</text:span></text:p>
          </table:table-cell>
        </table:table-row>
        <table:table-row table:style-name="Table1.1">
          <table:table-cell table:style-name="Table1.A1" office:value-type="string">
            <text:p text:style-name="P6"><text:span text:style-name="T7">Tools:</text:span></text:p>
          </table:table-cell>
          <table:table-cell table:style-name="Table1.A1" office:value-type="string">
            <text:p text:style-name="P6"><text:span text:style-name="T6">Atom, Eclipse, Visual Studio, Git, GitHub, Bash, PuTTY, Apache, Unity</text:span></text:p>
          </table:table-cell>
        </table:table-row>
      </table:table>
      <text:p text:style-name="P3"><text:soft-page-break/><draw:rect text:anchor-type="as-char" svg:y="0in" draw:z-index="2" draw:style-name="gr1" draw:text-style-name="P9" svg:width="0.0012in" svg:height="0.0213in"><text:p/></draw:rect></text:p>
      <text:p text:style-name="P3"><text:span text:style-name="T3">Employment History:</text:span></text:p>
      <table:table table:name="Table2" table:style-name="Table2">
        <table:table-column table:style-name="Table2.A"/>
        <table:table-column table:style-name="Table2.B"/>
        <text:soft-page-break/>
        <table:table-row table:style-name="Table2.1">
          <table:table-cell table:style-name="Table2.A1" office:value-type="string">
            <text:p text:style-name="P6"><text:span text:style-name="T6">2017 July - Current</text:span></text:p>
          </table:table-cell>
          <table:table-cell table:style-name="Table2.A1" office:value-type="string">
            <text:p text:style-name="P6"><text:span text:style-name="T7">Driver/Kitchen Hand at Dial-A-Pizza</text:span></text:p>
          </table:table-cell>
        </table:table-row>
        <table:table-row table:style-name="Table2.1">
          <table:table-cell table:style-name="Table2.A1" office:value-type="string">
            <text:p text:style-name="P7"/>
          </table:table-cell>
          <table:table-cell table:style-name="Table2.A1" office:value-type="string">
            <text:p text:style-name="P6"><text:span text:style-name="T6">Responsibilities:</text:span></text:p>
            <text:p text:style-name="P5"><text:span text:style-name="T6">Ensuring store is clean, making, taking and delivering orders. Answering the phone, making dough and preparing food.</text:span></text:p>
          </table:table-cell>
        </table:table-row>
        <table:table-row table:style-name="Table2.1">
          <table:table-cell table:style-name="Table2.A1" office:value-type="string">
            <text:p text:style-name="P5"><text:span text:style-name="T6">2016 August - August 2017</text:span></text:p>
          </table:table-cell>
          <table:table-cell table:style-name="Table2.A1" office:value-type="string">
            <text:p text:style-name="P5"><text:span text:style-name="T7">Mile End Pizza Hut Shift Manager</text:span></text:p>
          </table:table-cell>
        </table:table-row>
        <table:table-row table:style-name="Table2.1">
          <table:table-cell table:style-name="Table2.A1" office:value-type="string">
            <text:p text:style-name="P7"/>
          </table:table-cell>
          <table:table-cell table:style-name="Table2.A1" office:value-type="string">
            <text:p text:style-name="P5"><text:span text:style-name="T6">Responsibilities:</text:span></text:p>
            <text:p text:style-name="P5"><text:span text:style-name="T6">Ensuring store operations are running smoothly, coaching team members, assigning tasks for team members, addressing customers, resolving complaints when they arise, cash reconciliation on open / close, making dough and making pizzas.</text:span></text:p>
          </table:table-cell>
        </table:table-row>
        <table:table-row table:style-name="Table2.1">
          <table:table-cell table:style-name="Table2.A1" office:value-type="string">
            <text:p text:style-name="P5"><text:span text:style-name="T6">2016 Feb - August 2016</text:span></text:p>
          </table:table-cell>
          <table:table-cell table:style-name="Table2.A1" office:value-type="string">
            <text:p text:style-name="P5"><text:span text:style-name="T7">Mile End Pizza Hut Delivery Driver</text:span></text:p>
          </table:table-cell>
        </table:table-row>
        <table:table-row table:style-name="Table2.1">
          <table:table-cell table:style-name="Table2.A1" office:value-type="string">
            <text:p text:style-name="P7"/>
          </table:table-cell>
          <table:table-cell table:style-name="Table2.A1" office:value-type="string">
            <text:p text:style-name="P5"><text:span text:style-name="T6">Responsibilities:</text:span></text:p>
            <text:p text:style-name="P5"><text:span text:style-name="T6">Make orders, cut and box orders, deliver orders to customers, address customers and take orders from customer, doing the dishes and answering the phone. Sometimes make dough and help out with other managerial activities.</text:span></text:p>
          </table:table-cell>
        </table:table-row>
        <table:table-row table:style-name="Table2.1">
          <table:table-cell table:style-name="Table2.A1" office:value-type="string">
            <text:p text:style-name="P6"><text:span text:style-name="T6">2015 - 2016</text:span></text:p>
          </table:table-cell>
          <table:table-cell table:style-name="Table2.A1" office:value-type="string">
            <text:p text:style-name="P6"><text:span text:style-name="T7">Salmat Catalogue Distributor</text:span></text:p>
          </table:table-cell>
        </table:table-row>
        <table:table-row table:style-name="Table2.1">
          <table:table-cell table:style-name="Table2.A1" office:value-type="string">
            <text:p text:style-name="P7"/>
          </table:table-cell>
          <table:table-cell table:style-name="Table2.A1" office:value-type="string">
            <text:p text:style-name="P6"><text:span text:style-name="T6">Responsibilities:</text:span></text:p>
            <text:p text:style-name="P6"><text:span text:style-name="T6">Collect and distribute catalogues effectively and efficiently to a specified area, ensure catalogues are distributed on time</text:span></text:p>
          </table:table-cell>
        </table:table-row>
      </table:table>
      <text:p text:style-name="P3"><text:soft-page-break/><draw:rect text:anchor-type="as-char" svg:y="0in" draw:z-index="3" draw:style-name="gr1" draw:text-style-name="P9" svg:width="0.0012in" svg:height="0.0213in"><text:p/></draw:rect></text:p>
      <text:p text:style-name="P3"><text:span text:style-name="T3">Education:</text:span></text:p>
      <table:table table:name="Table3" table:style-name="Table3">
        <table:table-column table:style-name="Table3.A"/>
        <table:table-column table:style-name="Table3.B"/>
        <text:soft-page-break/>
        <table:table-row table:style-name="Table3.1">
          <table:table-cell table:style-name="Table3.A1" office:value-type="string">
            <text:p text:style-name="P6"><text:span text:style-name="T6">Completed (2017)</text:span></text:p>
            <text:p text:style-name="P6"><text:span text:style-name="T6">2015 - 2017</text:span></text:p>
          </table:table-cell>
          <table:table-cell table:style-name="Table3.A1" office:value-type="string">
            <text:p text:style-name="P6"><text:span text:style-name="T6">Bachelor of Information Technology</text:span></text:p>
            <text:p text:style-name="P6"><text:span text:style-name="T6">(Software Development),</text:span></text:p>
            <text:p text:style-name="P6"><text:span text:style-name="T6">University of South Australia</text:span></text:p>
          </table:table-cell>
        </table:table-row>
        <table:table-row table:style-name="Table3.1">
          <table:table-cell table:style-name="Table3.A1" office:value-type="string">
            <text:p text:style-name="P6"><text:span text:style-name="T6">Completed (2014)</text:span></text:p>
            <text:p text:style-name="P6"><text:span text:style-name="T6">2009 - 2014</text:span></text:p>
          </table:table-cell>
          <table:table-cell table:style-name="Table3.A1" office:value-type="string">
            <text:p text:style-name="P6"><text:span text:style-name="T6">Year 12, Unley High School</text:span></text:p>
          </table:table-cell>
        </table:table-row>
      </table:table>
      <text:p text:style-name="P3"><text:soft-page-break/><draw:rect text:anchor-type="as-char" svg:y="0in" draw:z-index="4" draw:style-name="gr1" draw:text-style-name="P9" svg:width="0.0012in" svg:height="0.0213in"><text:p/></draw:rect></text:p>
      <text:p text:style-name="P3"><text:span text:style-name="T3">IT Related Experience:</text:span></text:p>
      <table:table table:name="Table4" table:style-name="Table4">
        <table:table-column table:style-name="Table4.A"/>
        <table:table-column table:style-name="Table4.B"/>
        <text:soft-page-break/>
        <table:table-row table:style-name="Table4.1">
          <table:table-cell table:style-name="Table4.A1" office:value-type="string">
            <text:p text:style-name="P6"><text:span text:style-name="T6">2015 - Current</text:span></text:p>
          </table:table-cell>
          <table:table-cell table:style-name="Table4.A1" office:value-type="string">
            <text:p text:style-name="P6"><text:span text:style-name="T7">Developing a Website for a Driving Instructor Business</text:span></text:p>
          </table:table-cell>
        </table:table-row>
        <table:table-row table:style-name="Table4.1">
          <table:table-cell table:style-name="Table4.A1" office:value-type="string">
            <text:p text:style-name="P7"/>
          </table:table-cell>
          <table:table-cell table:style-name="Table4.A1" office:value-type="string">
            <text:p text:style-name="P6"><text:span text:style-name="T6">Responsibilities:</text:span></text:p>
            <text:p text:style-name="P6"><text:span text:style-name="T6">Designing and implementing designs, providing site maintenance when required, Site can be found at </text:span><text:a xlink:type="simple" xlink:href="http://www.learnpassdrive.com.au" text:style-name="Internet_20_link" text:visited-style-name="Visited_20_Internet_20_Link"><text:span text:style-name="T5">www.learnpassdrive.com.au</text:span></text:a></text:p>
            <text:p text:style-name="P6"><text:span text:style-name="T6">The code for the website can be found on GitHub</text:span></text:p>
            <text:p text:style-name="P6"><text:span text:style-name="T6">(</text:span><text:a xlink:type="simple" xlink:href="https://github.com/ransty/newsite" text:style-name="Internet_20_link" text:visited-style-name="Visited_20_Internet_20_Link"><text:span text:style-name="T5">https://github.com/ransty/newsite</text:span></text:a><text:span text:style-name="T6">) </text:span></text:p>
          </table:table-cell>
        </table:table-row>
        <table:table-row table:style-name="Table4.1">
          <table:table-cell table:style-name="Table4.A1" office:value-type="string">
            <text:p text:style-name="P6"><text:span text:style-name="T6">2017 - Current</text:span></text:p>
          </table:table-cell>
          <table:table-cell table:style-name="Table4.A1" office:value-type="string">
            <text:p text:style-name="P6"><text:span text:style-name="T7">Developing a POS System for a Pizza Shop</text:span></text:p>
          </table:table-cell>
        </table:table-row>
        <table:table-row table:style-name="Table4.1">
          <table:table-cell table:style-name="Table4.A1" office:value-type="string">
            <text:p text:style-name="P7"/>
          </table:table-cell>
          <table:table-cell table:style-name="Table4.A1" office:value-type="string">
            <text:p text:style-name="P6"><text:span text:style-name="T6">Responsibilities:</text:span></text:p>
            <text:p text:style-name="P6"><text:span text:style-name="T6">Designing and implementing designs based on client’s feedback, implementing menu and sales tracker, cash reconciliation, cash count function to check if short or over/. Program is written in C# and can be found on GitHub (</text:span><text:a xlink:type="simple" xlink:href="https://github.com/ransty/pos" text:style-name="Internet_20_link" text:visited-style-name="Visited_20_Internet_20_Link"><text:span text:style-name="T5">https://github.com/ransty/pos</text:span></text:a><text:span text:style-name="T6">)</text:span></text:p>
          </table:table-cell>
        </table:table-row>
        <table:table-row table:style-name="Table4.1">
          <table:table-cell table:style-name="Table4.A1" office:value-type="string">
            <text:p text:style-name="P6"><text:span text:style-name="T6">2017</text:span></text:p>
          </table:table-cell>
          <table:table-cell table:style-name="Table4.A1" office:value-type="string">
            <text:p text:style-name="P6"><text:span text:style-name="T7">Developing a Fitness Module for a Website</text:span></text:p>
          </table:table-cell>
        </table:table-row>
        <table:table-row table:style-name="Table4.1">
          <table:table-cell table:style-name="Table4.A1" office:value-type="string">
            <text:p text:style-name="P7"/>
          </table:table-cell>
          <table:table-cell table:style-name="Table4.A1" office:value-type="string">
            <text:p text:style-name="P6"><text:span text:style-name="T6">Responsibilities:</text:span></text:p>
            <text:p text:style-name="P6"><text:span text:style-name="T6">Implementing designs based on client’s input. Core part of the module written in JavaScript, writing JavaScript classes to calculate functions, using JavaScript APIs such as D3, JQuery and AngularJS to increase functionality of the module. Module was added to the main website which isn’t live to the public yet. However the code of the module that I developed is open to the public on my GitHub profile</text:span></text:p>
            <text:p text:style-name="P6"><text:span text:style-name="T6">(</text:span><text:a xlink:type="simple" xlink:href="https://github.com/ransty/est" text:style-name="Internet_20_link" text:visited-style-name="Visited_20_Internet_20_Link"><text:span text:style-name="T5">https://github.com/ransty/est</text:span></text:a><text:span text:style-name="T6">) </text:span></text:p>
          </table:table-cell>
        </table:table-row>
      </table:table>
      <text:p text:style-name="P3"><text:soft-page-break/><draw:rect text:anchor-type="as-char" svg:y="0in" draw:z-index="5" draw:style-name="gr1" draw:text-style-name="P9" svg:width="0.0012in" svg:height="0.0213in"><text:p/></draw:rect></text:p>
      <text:p text:style-name="P3"><text:span text:style-name="T3">Referees:</text:span></text:p>
      <table:table table:name="Table5" table:style-name="Table5">
        <table:table-column table:style-name="Table5.A"/>
        <table:table-column table:style-name="Table5.B"/>
        <text:soft-page-break/>
        <table:table-row table:style-name="Table5.1">
          <table:table-cell table:style-name="Table5.A1" office:value-type="string">
            <text:p text:style-name="P1"><text:span text:style-name="T6">Jatinder Singh</text:span></text:p>
          </table:table-cell>
          <table:table-cell table:style-name="Table5.A1" office:value-type="string">
            <text:p text:style-name="P6"><text:span text:style-name="T6">Title: Owner of Dial-A-Pizza Dernancourt</text:span></text:p>
            <text:p text:style-name="P6"><text:span text:style-name="T6">Email: </text:span><text:a xlink:type="simple" xlink:href="mailto:js_matharu82@yahoo.co.in" text:style-name="Internet_20_link" text:visited-style-name="Visited_20_Internet_20_Link"><text:span text:style-name="T5">js_matharu82@yahoo.co.in</text:span></text:a></text:p>
            <text:p text:style-name="P6"><text:span text:style-name="T6">Phone: 0424 159 572</text:span></text:p>
          </table:table-cell>
        </table:table-row>
        <table:table-row table:style-name="Table5.1">
          <table:table-cell table:style-name="Table5.A1" office:value-type="string">
            <text:p text:style-name="P6"><text:span text:style-name="T6">Kevin Norton</text:span></text:p>
          </table:table-cell>
          <table:table-cell table:style-name="Table5.A1" office:value-type="string">
            <text:p text:style-name="P6"><text:span text:style-name="T6">Title: Professor of Health at UniSA</text:span></text:p>
            <text:p text:style-name="P6"><text:span text:style-name="T6">Email: </text:span><text:a xlink:type="simple" xlink:href="mailto:kevin.norton@unisa.edu.au" text:style-name="Internet_20_link" text:visited-style-name="Visited_20_Internet_20_Link"><text:span text:style-name="T5">kevin.norton@unisa.edu.au</text:span></text:a></text:p>
            <text:p text:style-name="P6"><text:span text:style-name="T6">Phone: 0417 817 026</text:span></text:p>
          </table:table-cell>
        </table:table-row>
        <table:table-row table:style-name="Table5.1">
          <table:table-cell table:style-name="Table5.A1" office:value-type="string">
            <text:p text:style-name="P1"><text:span text:style-name="T6">Rakhitha Withanage</text:span></text:p>
          </table:table-cell>
          <table:table-cell table:style-name="Table5.A1" office:value-type="string">
            <text:p text:style-name="P5"><text:span text:style-name="T6">Title: Store Manager</text:span></text:p>
            <text:p text:style-name="P5"><text:span text:style-name="T6">Email: </text:span><text:a xlink:type="simple" xlink:href="mailto:rakhithawi@gmail.com" text:style-name="Internet_20_link" text:visited-style-name="Visited_20_Internet_20_Link"><text:span text:style-name="T5">rakhithawi@gmail.com</text:span></text:a></text:p>
            <text:p text:style-name="P5"><text:span text:style-name="T6">Phone: 0452 284 008</text:span></text:p>
          </table:table-cell>
        </table:table-row>
        <table:table-row table:style-name="Table5.1">
          <table:table-cell table:style-name="Table5.A1" office:value-type="string">
            <text:p text:style-name="P6"><text:span text:style-name="T6">Jan Stanek</text:span></text:p>
          </table:table-cell>
          <table:table-cell table:style-name="Table5.A1" office:value-type="string">
            <text:p text:style-name="P6"><text:span text:style-name="T6">Title: Academic Supervisor of ICT Project</text:span></text:p>
            <text:p text:style-name="P6"><text:span text:style-name="T6">Email: </text:span><text:a xlink:type="simple" xlink:href="mailto:jan.stanek@unisa.edu.au" text:style-name="Internet_20_link" text:visited-style-name="Visited_20_Internet_20_Link"><text:span text:style-name="T5">jan.stanek@unisa.edu.au</text:span></text:a></text:p>
            <text:p text:style-name="P6"><text:span text:style-name="T6">Phone: N/A</text:span></text:p>
          </table:table-cell>
        </table:table-row>
        <table:table-row table:style-name="Table5.1">
          <table:table-cell table:style-name="Table5.A1" office:value-type="string">
            <text:p text:style-name="P6"><text:span text:style-name="T6">Chris Brooksby</text:span></text:p>
          </table:table-cell>
          <table:table-cell table:style-name="Table5.A1" office:value-type="string">
            <text:p text:style-name="P6"><text:span text:style-name="T6">Title: Area Representative for Salmat</text:span></text:p>
            <text:p text:style-name="P6"><text:span text:style-name="T6">Email: </text:span><text:a xlink:type="simple" xlink:href="mailto:brooksbyc@gmail.com" text:style-name="Internet_20_link" text:visited-style-name="Visited_20_Internet_20_Link"><text:span text:style-name="T5">brooksbyc@gmail.com</text:span></text:a></text:p>
            <text:p text:style-name="P6"><text:span text:style-name="T6">Phone 0434 862 042</text:span></text:p>
          </table:table-cell>
        </table:table-row>
      </table:table>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0" meta:word-count="492" meta:character-count="3432" meta:non-whitespace-character-count="3011"/>
    <meta:generator>LibreOfficeDev/5.1.0.3$Linux_X86_64 LibreOffice_project/</meta:generator>
  </office:meta>
</office:document-meta>
</file>